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cc6c1d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cc0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b2b2b2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cccccc"/>
    </style:style>
    <style:style style:name="T2" style:family="text">
      <style:text-properties fo:color="#cccccc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cccccc" fo:font-weight="bold" style:font-weight-asian="bold" style:font-weight-complex="bold"/>
    </style:style>
    <style:style style:name="T4" style:family="text">
      <style:text-properties fo:color="#cc6c1d" fo:font-weight="bold" style:font-weight-asian="bold" style:font-weight-complex="bold"/>
    </style:style>
    <style:style style:name="T5" style:family="text">
      <style:text-properties fo:color="#cc6c1d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17c6a3"/>
    </style:style>
    <style:style style:name="T7" style:family="text">
      <style:text-properties fo:color="#17c6a3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d9e8f7"/>
    </style:style>
    <style:style style:name="T9" style:family="text">
      <style:text-properties fo:color="#808080"/>
    </style:style>
    <style:style style:name="T10" style:family="text">
      <style:text-properties fo:color="#ff6600"/>
    </style:style>
    <style:style style:name="T11" style:family="text">
      <style:text-properties style:font-name="Consolas" fo:font-size="10pt" style:font-name-asian="Consolas" style:font-size-asian="10pt" style:font-name-complex="Consolas" style:font-size-complex="10pt"/>
    </style:style>
    <style:style style:name="T12" style:family="text"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T13" style:family="text">
      <style:text-properties fo:color="#66cc00"/>
    </style:style>
    <style:style style:name="T14" style:family="text">
      <style:text-properties fo:color="#66cc00" fo:font-weight="bold" style:font-weight-asian="bold" style:font-weight-complex="bold"/>
    </style:style>
    <style:style style:name="T15" style:family="text">
      <style:text-properties fo:color="#b2b2b2"/>
    </style:style>
    <style:style style:name="T16" style:family="text">
      <style:text-properties fo:color="#999999"/>
    </style:style>
    <style:style style:name="T17" style:family="text">
      <style:text-properties fo:color="#00cc00"/>
    </style:style>
    <style:style style:name="T18" style:family="text">
      <style:text-properties fo:color="#00cc00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ène PVP SkyBlock</text:p>
      <text:p text:style-name="P1"/>
      <text:p text:style-name="P2">Le Jeu :</text:p>
      <text:p text:style-name="P2"><text:tab/>Les joueurs du skyblock peuvent parier des items(config) pour combatre dans l'arene, s'il gagnent le combat, ils remporte leur mise.<text:line-break/>Exemple : un joueur parie 45Blocks d'émeraude, un autre joueur accepte le parie (il parie donc lui aussi 45Blocks d'émeraude), le gagnat du combat remporte 90Blocks d'émeraude.</text:p>
      <text:p text:style-name="P2"/>
      <text:p text:style-name="P2">La config :</text:p>
      <text:p text:style-name="P2"><text:span text:style-name="T5">permissions:</text:span></text:p>
      <text:p text:style-name="P4"><text:span text:style-name="T1"><text:s text:c="2"/></text:span><text:span text:style-name="T4">admin: '' </text:span><text:span text:style-name="T14">permissions donnant divers acces admin</text:span></text:p>
      <text:p text:style-name="P4"><text:span text:style-name="T1"><text:s text:c="2"/></text:span><text:span text:style-name="T4">autres: '' </text:span><text:span text:style-name="T14">permissions pour utiliser les fonctions du plugin</text:span></text:p>
      <text:p text:style-name="P3">SpawnAreas:</text:p>
      <text:p text:style-name="P4"><text:span text:style-name="T1"><text:s text:c="2"/></text:span><text:span text:style-name="T10">'1':</text:span></text:p>
      <text:p text:style-name="P4"><text:span text:style-name="T1"><text:s text:c="4"/></text:span><text:span text:style-name="T4">world: '' </text:span><text:span text:style-name="T14">le nom de la map</text:span></text:p>
      <text:p text:style-name="P4"><text:span text:style-name="T1"><text:s text:c="4"/></text:span><text:span text:style-name="T4">x: </text:span><text:span text:style-name="T8">0<text:tab/></text:span></text:p>
      <text:p text:style-name="P4"><text:span text:style-name="T1"><text:s text:c="4"/></text:span><text:span text:style-name="T4">y: </text:span><text:span text:style-name="T8">0</text:span></text:p>
      <text:p text:style-name="P4"><text:span text:style-name="T1"><text:s text:c="4"/></text:span><text:span text:style-name="T4">z: </text:span><text:span text:style-name="T8">0</text:span></text:p>
      <text:p text:style-name="P4"><text:span text:style-name="T1"><text:s text:c="4"/></text:span><text:span text:style-name="T4">pitch: </text:span><text:span text:style-name="T8">0</text:span></text:p>
      <text:p text:style-name="P4"><text:span text:style-name="T1"><text:s text:c="4"/></text:span><text:span text:style-name="T4">yaw: </text:span><text:span text:style-name="T8">0</text:span></text:p>
      <text:p text:style-name="P4"><text:span text:style-name="T1"><text:s text:c="2"/></text:span><text:span text:style-name="T10">'2':</text:span></text:p>
      <text:p text:style-name="P4"><text:span text:style-name="T1"><text:s text:c="4"/></text:span><text:span text:style-name="T4">world: '' </text:span><text:span text:style-name="T14">le nom de la map</text:span></text:p>
      <text:p text:style-name="P4"><text:span text:style-name="T1"><text:s text:c="4"/></text:span><text:span text:style-name="T4">x: </text:span><text:span text:style-name="T8">0</text:span></text:p>
      <text:p text:style-name="P4"><text:span text:style-name="T1"><text:s text:c="4"/></text:span><text:span text:style-name="T4">y: </text:span><text:span text:style-name="T8">0</text:span></text:p>
      <text:p text:style-name="P4"><text:span text:style-name="T1"><text:s text:c="4"/></text:span><text:span text:style-name="T4">z: </text:span><text:span text:style-name="T8">0</text:span></text:p>
      <text:p text:style-name="P4"><text:span text:style-name="T1"><text:s text:c="4"/></text:span><text:span text:style-name="T4">pitch: </text:span><text:span text:style-name="T8">0</text:span></text:p>
      <text:p text:style-name="P4"><text:span text:style-name="T1"><text:s text:c="4"/></text:span><text:span text:style-name="T4">yaw: </text:span><text:span text:style-name="T8">0</text:span></text:p>
      <text:p text:style-name="P4"><text:span text:style-name="T1"><text:s text:c="2"/></text:span><text:span text:style-name="T4">SignTPPlace:</text:span></text:p>
      <text:p text:style-name="P4"><text:span text:style-name="T1"><text:s text:c="4"/></text:span><text:span text:style-name="T4">world: '' </text:span><text:span text:style-name="T14">le nom de la map</text:span></text:p>
      <text:p text:style-name="P4"><text:span text:style-name="T1"><text:s text:c="4"/></text:span><text:span text:style-name="T4">x: </text:span><text:span text:style-name="T8">0</text:span></text:p>
      <text:p text:style-name="P4"><text:span text:style-name="T1"><text:s text:c="4"/></text:span><text:span text:style-name="T4">y: </text:span><text:span text:style-name="T8">0</text:span></text:p>
      <text:p text:style-name="P4"><text:span text:style-name="T1"><text:s text:c="4"/></text:span><text:span text:style-name="T4">z: </text:span><text:span text:style-name="T8">0</text:span></text:p>
      <text:p text:style-name="P4"><text:span text:style-name="T1"><text:s text:c="2"/></text:span><text:span text:style-name="T4">Spawn:</text:span></text:p>
      <text:p text:style-name="P4"><text:span text:style-name="T1"><text:s text:c="4"/></text:span><text:span text:style-name="T4">world: '' </text:span><text:span text:style-name="T14">le nom de la map</text:span></text:p>
      <text:p text:style-name="P4"><text:span text:style-name="T1"><text:s text:c="4"/></text:span><text:span text:style-name="T4">x: </text:span><text:span text:style-name="T8">0</text:span></text:p>
      <text:p text:style-name="P4"><text:span text:style-name="T1"><text:s text:c="4"/></text:span><text:span text:style-name="T4">y: </text:span><text:span text:style-name="T8">0</text:span></text:p>
      <text:p text:style-name="P4"><text:span text:style-name="T1"><text:s text:c="4"/></text:span><text:span text:style-name="T4">z: </text:span><text:span text:style-name="T8">0</text:span></text:p>
      <text:p text:style-name="P3">texts:</text:p>
      <text:p text:style-name="P4"><text:span text:style-name="T1"><text:s text:c="2"/></text:span><text:span text:style-name="T4">newGameBC: </text:span><text:span text:style-name="T6">'newGameBC' </text:span><text:span text:style-name="T16">#PLAYERUN dispo</text:span></text:p>
      <text:p text:style-name="P4"><text:span text:style-name="T9"><text:tab/></text:span><text:span text:style-name="T13">BroadCast quand quelqu'un vient de lancer un pari</text:span></text:p>
      <text:p text:style-name="P4"><text:span text:style-name="T1"><text:s text:c="2"/></text:span><text:span text:style-name="T4">textCliquableBC: </text:span><text:span text:style-name="T6">'textCliquableBC'</text:span><text:span text:style-name="T1"> </text:span><text:span text:style-name="T16">#PLAYERUN dispo</text:span></text:p>
      <text:p text:style-name="P4"><text:span text:style-name="T6"><text:tab/></text:span><text:span text:style-name="T13">BroadCast clicable pour se TP devant le panneau</text:span></text:p>
      <text:p text:style-name="P4"><text:span text:style-name="T1"><text:s text:c="2"/></text:span><text:span text:style-name="T4">textCliquableInfoBC: </text:span><text:span text:style-name="T6">'textCliquableInfoBC' </text:span><text:span text:style-name="T16">#PLAYERUN dispo</text:span></text:p>
      <text:p text:style-name="P4"><text:span text:style-name="T6"><text:tab/></text:span><text:span text:style-name="T13">info quand on passe la sourie sur le text clicable</text:span></text:p>
      <text:p text:style-name="P4"><text:span text:style-name="T1"><text:s text:c="2"/></text:span><text:span text:style-name="T4">unVSunStartBC: </text:span><text:span text:style-name="T6">'unVSunStart' </text:span><text:span text:style-name="T9">#PLAYERUN et PLAYERDEUX dispo</text:span></text:p>
      <text:p text:style-name="P7"><text:span text:style-name="T9"><text:tab/></text:span><text:span text:style-name="T13">BroadCast un combat commence</text:span></text:p>
      <text:p text:style-name="P4"><text:span text:style-name="T1"><text:s text:c="2"/></text:span><text:span text:style-name="T4">victoryBC: </text:span><text:span text:style-name="T6">'victoryBC' </text:span><text:span text:style-name="T9">#WINNER et LOOSER dispo </text:span></text:p>
      <text:p text:style-name="P4"><text:span text:style-name="T9"><text:tab/></text:span><text:span text:style-name="T13">BroadCast de fin de partie</text:span></text:p>
      <text:p text:style-name="P4"><text:span text:style-name="T1"><text:s text:c="2"/></text:span><text:span text:style-name="T4">betCancelled: </text:span><text:span text:style-name="T6">'betCancelled' </text:span></text:p>
      <text:p text:style-name="P7"><text:tab/>text envoyé au playerUn quand il annule son pari</text:p>
      <text:p text:style-name="P4"><text:span text:style-name="T1"><text:s text:c="2"/></text:span><text:span text:style-name="T4">betCancelledBC: </text:span><text:span text:style-name="T6">'betCancelledBC' </text:span><text:span text:style-name="T9">#PLAYERUN dispo</text:span></text:p>
      <text:p text:style-name="P7"><text:span text:style-name="T9"><text:tab/></text:span>BroadCast text envoyé au playerUn quand il annule son pari</text:p>
      <text:p text:style-name="P4"><text:span text:style-name="T1"><text:s text:c="2"/></text:span><text:span text:style-name="T4">pariEnCours: </text:span><text:span text:style-name="T6">'pariEnCours' <text:s/></text:span><text:span text:style-name="T9">#PLAYERUN et PLAYERDEUX dispo</text:span></text:p>
      <text:p text:style-name="P7"><text:span text:style-name="T6"><text:tab/></text:span>text envoyé au joueur clickant sur le panneau pour parier quand un pari est en cours</text:p>
      <text:p text:style-name="P4"><text:span text:style-name="T1"><text:s text:c="2"/></text:span><text:span text:style-name="T4">confirmCancelled: </text:span><text:span text:style-name="T1"><text:s/></text:span><text:span text:style-name="T6">'confirmCancelled'</text:span></text:p>
      <text:p text:style-name="P4"><text:span text:style-name="T6"><text:tab/></text:span><text:span text:style-name="T17">text envoyé au PLAYERDEUX quand il refuse le pari</text:span></text:p>
      <text:p text:style-name="P4"><text:span text:style-name="T3"><text:s text:c="2"/></text:span><text:span text:style-name="T4">gameUnavailable: </text:span><text:span text:style-name="T6">'gameUnavailable'</text:span></text:p>
      <text:p text:style-name="P7"><text:span text:style-name="T6"><text:tab/></text:span>text envoyé au joueur clickant sur le panneau pour parier quand un combat est en cours</text:p>
      <text:p text:style-name="P4"><text:soft-page-break/><text:span text:style-name="T1"><text:s text:c="2"/></text:span><text:span text:style-name="T4">insufficientMaterials: </text:span><text:span text:style-name="T6">'insufficientMaterials'</text:span></text:p>
      <text:p text:style-name="P7"><text:span text:style-name="T6"><text:tab/></text:span>text envoyé au joueur qui pari quand il veut parier un item qu'il ne possède pas</text:p>
      <text:p text:style-name="P4"><text:span text:style-name="T1"><text:s text:c="2"/></text:span><text:span text:style-name="T4">Erreur:</text:span></text:p>
      <text:p text:style-name="P4"><text:span text:style-name="T1"><text:s text:c="4"/></text:span><text:span text:style-name="T4">etat: </text:span><text:span text:style-name="T6">'Erreur d''etat' </text:span><text:span text:style-name="T17">normalement impossible, si ça arrive, redémarrer</text:span></text:p>
      <text:p text:style-name="P3">sign:</text:p>
      <text:p text:style-name="P4"><text:span text:style-name="T1"><text:s text:c="2"/></text:span><text:span text:style-name="T4">lines: </text:span><text:span text:style-name="T18">les 4 lignes de text du panneau</text:span></text:p>
      <text:p text:style-name="P4"><text:span text:style-name="T1"><text:s text:c="2"/></text:span><text:span text:style-name="T8">-</text:span><text:span text:style-name="T1"> </text:span><text:span text:style-name="T6">''</text:span></text:p>
      <text:p text:style-name="P4"><text:span text:style-name="T1"><text:s text:c="2"/></text:span><text:span text:style-name="T8">-</text:span><text:span text:style-name="T1"> </text:span><text:span text:style-name="T6">''</text:span></text:p>
      <text:p text:style-name="P4"><text:span text:style-name="T1"><text:s text:c="2"/></text:span><text:span text:style-name="T8">-</text:span><text:span text:style-name="T1"> </text:span><text:span text:style-name="T6">''</text:span></text:p>
      <text:p text:style-name="P4"><text:span text:style-name="T1"><text:s text:c="2"/></text:span><text:span text:style-name="T8">-</text:span><text:span text:style-name="T1"> </text:span><text:span text:style-name="T6">''</text:span></text:p>
      <text:p text:style-name="P4"><text:span text:style-name="T1"><text:s text:c="2"/></text:span><text:span text:style-name="T4">BlockLoc: </text:span><text:span text:style-name="T18">la position du panneau (position du block)</text:span></text:p>
      <text:p text:style-name="P4"><text:span text:style-name="T1"><text:s text:c="4"/></text:span><text:span text:style-name="T4">world: </text:span><text:span text:style-name="T8">default</text:span></text:p>
      <text:p text:style-name="P4"><text:span text:style-name="T1"><text:s text:c="4"/></text:span><text:span text:style-name="T4">x: </text:span><text:span text:style-name="T8">0</text:span></text:p>
      <text:p text:style-name="P4"><text:span text:style-name="T1"><text:s text:c="4"/></text:span><text:span text:style-name="T4">y: </text:span><text:span text:style-name="T8">0</text:span></text:p>
      <text:p text:style-name="P4"><text:span text:style-name="T1"><text:s text:c="4"/></text:span><text:span text:style-name="T4">z: </text:span><text:span text:style-name="T8">0</text:span></text:p>
      <text:p text:style-name="P3">bet:</text:p>
      <text:p text:style-name="P4"><text:span text:style-name="T1"><text:s text:c="2"/></text:span><text:span text:style-name="T4">allowedItems: </text:span><text:span text:style-name="T18">items disponibles pour les paris (liste éditable)</text:span></text:p>
      <text:p text:style-name="P4"><text:span text:style-name="T1"><text:s text:c="2"/></text:span><text:span text:style-name="T8">-</text:span><text:span text:style-name="T1"> </text:span><text:span text:style-name="T15">DIAMOND_BLOCK </text:span><text:span text:style-name="T17">items par defaulf</text:span></text:p>
      <text:p text:style-name="P9"><text:s text:c="2"/>- DIAMOND_ORE</text:p>
      <text:p text:style-name="P9"><text:s text:c="2"/>- EMERALD_BLOCK</text:p>
      <text:p text:style-name="P9"><text:s text:c="2"/>- EMERALD_ORE</text:p>
      <text:p text:style-name="P9"><text:s text:c="2"/>- GOLD_BLOCK</text:p>
      <text:p text:style-name="P9"><text:s text:c="2"/>- EMERALD_ORE</text:p>
      <text:p text:style-name="P9"><text:s text:c="2"/>- REDSTONE_BLOCK</text:p>
      <text:p text:style-name="P9"><text:s text:c="2"/>- REDSTONE_ORE</text:p>
      <text:p text:style-name="P3">whiteListConfig: <text:span text:style-name="T17">liste de toutes les commandes de tp innutilisable en combat</text:span></text:p>
      <text:p text:style-name="P4"><text:span text:style-name="T8">-</text:span><text:span text:style-name="T1"> </text:span><text:span text:style-name="T6">'hub'<text:tab/></text:span><text:span text:style-name="T17">commandes par defaulf</text:span></text:p>
      <text:p text:style-name="P4"><text:span text:style-name="T8">-</text:span><text:span text:style-name="T1"> </text:span><text:span text:style-name="T6">'spawn'</text:span></text:p>
      <text:p text:style-name="P4"><text:span text:style-name="T8">-</text:span><text:span text:style-name="T1"> </text:span><text:span text:style-name="T6">'is go'</text:span></text:p>
      <text:p text:style-name="P4"><text:span text:style-name="T8">-</text:span><text:span text:style-name="T1"> </text:span><text:span text:style-name="T6">'is h'</text:span></text:p>
      <text:list xml:id="list7321209356074996366" text:style-name="L1">
        <text:list-header>
          <text:p text:style-name="P6"><text:span text:style-name="T2"><text:s text:c="2"/></text:span><text:span text:style-name="T7">'arene sign'</text:span></text:p>
        </text:list-header>
      </text:list>
      <text:p text:style-name="P5"/>
      <text:p text:style-name="P8"><text:span text:style-name="T11">Les commandes :</text:span></text:p>
      <text:p text:style-name="P8"><text:span text:style-name="T11"><text:s text:c="2"/>prefix: /arene<text:line-break/><text:line-break/><text:tab/>/arene help/h/? : affiche la liste des commandes (commandes admin affichées uniquement pour les perm admins)</text:span></text:p>
      <text:p text:style-name="P8"><text:span text:style-name="T11"><text:tab/>/arene sign : Vous tp à la position du panneau (config)</text:span></text:p>
      <text:p text:style-name="P8"><text:span text:style-name="T11"><text:tab/>/arene sign [playerName] : (perm admin ou console) tp le joueur choisi devant le panneau</text:span></text:p>
      <text:p text:style-name="P8"><text:span text:style-name="T11"><text:tab/></text:span><text:span text:style-name="T12">/arene cancel : le joueur qui a lancer le parie peut l'annuler avant que quelqu'un accepte le combat</text:span></text:p>
      <text:p text:style-name="P8"><text:span text:style-name="T12"><text:tab/>/arene clearConfig : (uniquement via console) réinitialise la config par defaul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30T20:43:22.31</meta:creation-date>
    <meta:generator>OpenOffice/4.1.6$Win32 OpenOffice.org_project/416m1$Build-9790</meta:generator>
    <dc:date>2019-06-30T22:13:31</dc:date>
    <meta:editing-duration>PT1H30M5S</meta:editing-duration>
    <meta:editing-cycles>7</meta:editing-cycles>
    <meta:document-statistic meta:table-count="0" meta:image-count="0" meta:object-count="0" meta:page-count="2" meta:paragraph-count="90" meta:word-count="466" meta:character-count="3001"/>
  </office:meta>
</office:document-meta>
</file>